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75cm" fo:min-width="9.5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Grow and Shrink</text:p>
          </draw:text-box>
        </draw:frame>
        <draw:custom-shape draw:style-name="gr1" draw:text-style-name="P1" xml:id="id1" draw:id="id1" draw:layer="layout" svg:width="10cm" svg:height="5cm" svg:x="9cm" svg:y="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2s" smil:fill="hold" smil:targetElement="id1" smil:by="1.5,1.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4T11:20:47.558958987</meta:creation-date>
    <dc:date>2022-05-24T11:23:45.498823026</dc:date>
    <meta:editing-duration>PT2M59S</meta:editing-duration>
    <meta:editing-cycles>1</meta:editing-cycles>
    <meta:document-statistic meta:object-count="25"/>
    <meta:generator>Collabora_OfficeDev/22.05.0.1$Linux_X86_64 LibreOffice_project/281226d2d47196e54c133941ffd1a937e1a3c8be</meta:generator>
  </office:meta>
</office:document-meta>
</file>